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1c1c1c" draw:marker-start-width="0.321cm" draw:marker-end-width="0.321cm" draw:fill-color="#ffb66c" draw:textarea-horizontal-align="justify" draw:textarea-vertical-align="top" draw:auto-grow-height="false" fo:min-height="5.131cm" fo:min-width="19.248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469cm" fo:min-width="3.378cm" fo:padding-top="0.165cm" fo:padding-bottom="0.165cm" fo:padding-left="0.29cm" fo:padding-right="0.29cm"/>
      <style:paragraph-properties style:writing-mode="lr-tb"/>
    </style:style>
    <style:style style:name="gr3" style:family="graphic" style:parent-style-name="objectwithoutfill">
      <style:graphic-properties svg:stroke-width="0.081cm" svg:stroke-color="#1c1c1c" draw:marker-start-width="0.321cm" draw:marker-end="Arrow" draw:marker-end-width="0.421cm" draw:fill="solid" draw:fill-color="#ffffff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389cm" fo:min-width="3.298cm" fo:padding-top="0.165cm" fo:padding-bottom="0.165cm" fo:padding-left="0.29cm" fo:padding-right="0.29cm"/>
      <style:paragraph-properties style:writing-mode="lr-tb"/>
    </style:style>
    <style:style style:name="gr5" style:family="graphic" style:parent-style-name="objectwithoutfill">
      <style:graphic-properties svg:stroke-width="0.081cm" svg:stroke-color="#1c1c1c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576cm" fo:min-width="3.484cm" fo:padding-top="0.165cm" fo:padding-bottom="0.165cm" fo:padding-left="0.29cm" fo:padding-right="0.2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36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343cm"/>
      <style:paragraph-properties style:writing-mode="lr-tb"/>
    </style:style>
    <style:style style:name="gr9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528cm" fo:min-width="3.437cm" fo:padding-top="0.165cm" fo:padding-bottom="0.165cm" fo:padding-left="0.29cm" fo:padding-right="0.29cm"/>
      <style:paragraph-properties style:writing-mode="lr-tb"/>
    </style:style>
    <style:style style:name="gr10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0.671cm" fo:min-width="3.437cm" fo:padding-top="0.165cm" fo:padding-bottom="0.165cm" fo:padding-left="0.29cm" fo:padding-right="0.29cm"/>
      <style:paragraph-properties style:writing-mode="lr-tb"/>
    </style:style>
    <style:style style:name="gr11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528cm" fo:min-width="3.831cm" fo:padding-top="0.165cm" fo:padding-bottom="0.165cm" fo:padding-left="0.29cm" fo:padding-right="0.29cm"/>
      <style:paragraph-properties style:writing-mode="lr-tb"/>
    </style:style>
    <style:style style:name="gr12" style:family="graphic" style:parent-style-name="objectwithoutfill">
      <style:graphic-properties draw:stroke="dash" draw:stroke-dash="Fine_20_Dashed" svg:stroke-width="0.081cm" svg:stroke-color="#1c1c1c" draw:marker-start-width="0.321cm" draw:marker-end="Arrow" draw:marker-end-width="0.421cm" draw:fill="solid" draw:fill-color="#ffffff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  <style:paragraph-properties style:writing-mode="lr-tb"/>
    </style:style>
    <style:style style:name="gr15" style:family="graphic" style:parent-style-name="standard">
      <style:graphic-properties svg:stroke-width="0.081cm" svg:stroke-color="#1c1c1c" draw:marker-start-width="0.321cm" draw:marker-end-width="0.321cm" draw:fill-color="#808080" draw:textarea-horizontal-align="justify" draw:textarea-vertical-align="top" draw:auto-grow-height="false" fo:min-height="7.798cm" fo:min-width="6.151cm" fo:padding-top="0.165cm" fo:padding-bottom="0.165cm" fo:padding-left="0.29cm" fo:padding-right="0.29cm"/>
      <style:paragraph-properties style:writing-mode="lr-tb"/>
    </style:style>
    <style:style style:name="gr16" style:family="graphic" style:parent-style-name="standard">
      <style:graphic-properties draw:stroke="dash" draw:stroke-dash="Fine_20_Dashed" svg:stroke-width="0.081cm" svg:stroke-color="#1c1c1c" draw:marker-start-width="0.321cm" draw:marker-end-width="0.321cm" draw:fill-color="#dddddd" draw:textarea-horizontal-align="justify" draw:textarea-vertical-align="top" draw:auto-grow-height="false" fo:min-height="5.801cm" fo:min-width="5.389cm" fo:padding-top="0.165cm" fo:padding-bottom="0.165cm" fo:padding-left="0.29cm" fo:padding-right="0.29cm"/>
      <style:paragraph-properties style:writing-mode="lr-tb"/>
    </style:style>
    <style:style style:name="gr17" style:family="graphic" style:parent-style-name="standard">
      <style:graphic-properties svg:stroke-width="0.081cm" svg:stroke-color="#1c1c1c" draw:marker-start-width="0.321cm" draw:marker-end-width="0.321cm" draw:fill-color="#808080" draw:textarea-horizontal-align="justify" draw:textarea-vertical-align="top" draw:auto-grow-height="false" fo:min-height="3.607cm" fo:min-width="3.104cm" fo:padding-top="0.165cm" fo:padding-bottom="0.165cm" fo:padding-left="0.29cm" fo:padding-right="0.29cm"/>
      <style:paragraph-properties style:writing-mode="lr-tb"/>
    </style:style>
    <style:style style:name="gr18" style:family="graphic" style:parent-style-name="standard">
      <style:graphic-properties draw:stroke="dash" draw:stroke-dash="Fine_20_Dashed" svg:stroke-width="0.081cm" svg:stroke-color="#1c1c1c" draw:marker-start-width="0.321cm" draw:marker-end-width="0.321cm" draw:fill-color="#dddddd" draw:textarea-horizontal-align="justify" draw:textarea-vertical-align="top" draw:auto-grow-height="false" fo:min-height="2.511cm" fo:min-width="2.688cm" fo:padding-top="0.165cm" fo:padding-bottom="0.165cm" fo:padding-left="0.29cm" fo:padding-right="0.29cm"/>
      <style:paragraph-properties style:writing-mode="lr-tb"/>
    </style:style>
    <style:style style:name="gr19" style:family="graphic" style:parent-style-name="standard">
      <style:graphic-properties draw:stroke="dash" draw:stroke-dash="Fine_20_Dashed" svg:stroke-width="0.081cm" svg:stroke-color="#1c1c1c" draw:marker-start-width="0.321cm" draw:marker-end-width="0.321cm" draw:fill-color="#dddddd" draw:textarea-horizontal-align="justify" draw:textarea-vertical-align="top" draw:auto-grow-height="false" fo:min-height="2.52cm" fo:min-width="2.688cm" fo:padding-top="0.165cm" fo:padding-bottom="0.165cm" fo:padding-left="0.29cm" fo:padding-right="0.29cm"/>
      <style:paragraph-properties style:writing-mode="lr-tb"/>
    </style:style>
    <style:style style:name="gr20" style:family="graphic" style:parent-style-name="standard">
      <style:graphic-properties svg:stroke-width="0.053cm" svg:stroke-color="#333333" draw:marker-start-width="0.279cm" draw:marker-end-width="0.279cm" draw:fill-color="#ffffff" draw:textarea-horizontal-align="justify" draw:textarea-vertical-align="middle" draw:auto-grow-height="false" fo:min-height="1.528cm" fo:min-width="2.802cm" fo:padding-top="0.151cm" fo:padding-bottom="0.151cm" fo:padding-left="0.276cm" fo:padding-right="0.276cm"/>
      <style:paragraph-properties style:writing-mode="lr-tb"/>
    </style:style>
    <style:style style:name="gr21" style:family="graphic" style:parent-style-name="standard">
      <style:graphic-properties svg:stroke-width="0.053cm" svg:stroke-color="#333333" draw:marker-start-width="0.279cm" draw:marker-end-width="0.279cm" draw:fill-color="#ffffff" draw:textarea-horizontal-align="justify" draw:textarea-vertical-align="middle" draw:auto-grow-height="false" fo:min-height="0.663cm" fo:min-width="1.268cm" fo:padding-top="0.151cm" fo:padding-bottom="0.151cm" fo:padding-left="0.276cm" fo:padding-right="0.276cm"/>
      <style:paragraph-properties style:writing-mode="lr-tb"/>
    </style:style>
    <style:style style:name="gr22" style:family="graphic" style:parent-style-name="standard">
      <style:graphic-properties svg:stroke-width="0.053cm" svg:stroke-color="#333333" draw:marker-start-width="0.279cm" draw:marker-end-width="0.279cm" draw:fill-color="#ffffff" draw:textarea-horizontal-align="justify" draw:textarea-vertical-align="middle" draw:auto-grow-height="false" fo:min-height="0.714cm" fo:min-width="1.268cm" fo:padding-top="0.151cm" fo:padding-bottom="0.151cm" fo:padding-left="0.276cm" fo:padding-right="0.276cm"/>
      <style:paragraph-properties style:writing-mode="lr-tb"/>
    </style:style>
    <style:style style:name="gr23" style:family="graphic" style:parent-style-name="objectwithoutfill">
      <style:graphic-properties svg:stroke-width="0.106cm" svg:stroke-color="#1c1c1c" draw:marker-start-width="0.358cm" draw:marker-end-width="0.358cm" draw:fill="solid" draw:fill-color="#1c1c1c" draw:textarea-vertical-align="middle" fo:padding-top="0.177cm" fo:padding-bottom="0.177cm" fo:padding-left="0.302cm" fo:padding-right="0.302cm"/>
    </style:style>
    <style:style style:name="gr24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782cm" fo:min-width="2.802cm" fo:padding-top="0.165cm" fo:padding-bottom="0.165cm" fo:padding-left="0.29cm" fo:padding-right="0.29cm"/>
      <style:paragraph-properties style:writing-mode="lr-tb"/>
    </style:style>
    <style:style style:name="gr25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2.195cm" fo:min-width="3.39cm" fo:padding-top="0.165cm" fo:padding-bottom="0.165cm" fo:padding-left="0.29cm" fo:padding-right="0.29cm"/>
      <style:paragraph-properties style:writing-mode="lr-tb"/>
    </style:style>
    <style:style style:name="gr26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401cm" fo:min-width="4.707cm" fo:padding-top="0.165cm" fo:padding-bottom="0.165cm" fo:padding-left="0.29cm" fo:padding-right="0.29cm"/>
      <style:paragraph-properties style:writing-mode="lr-tb"/>
    </style:style>
    <style:style style:name="gr27" style:family="graphic" style:parent-style-name="objectwithoutfill">
      <style:graphic-properties svg:stroke-width="0.081cm" svg:stroke-color="#1c1c1c" draw:marker-start="Arrow" draw:marker-start-width="0.421cm" draw:marker-end="Arrow" draw:marker-end-width="0.421cm" draw:fill="solid" draw:fill-color="#ffffff" draw:textarea-vertical-align="middle" fo:padding-top="0.165cm" fo:padding-bottom="0.165cm" fo:padding-left="0.29cm" fo:padding-right="0.29cm"/>
    </style:style>
    <style:style style:name="gr28" style:family="graphic" style:parent-style-name="objectwithoutfill">
      <style:graphic-properties svg:stroke-width="0.106cm" svg:stroke-color="#1c1c1c" draw:marker-start="Arrow" draw:marker-start-width="0.359cm" draw:marker-end="Arrow" draw:marker-end-width="0.359cm" draw:fill="solid" draw:textarea-vertical-align="middle" fo:padding-top="0.178cm" fo:padding-bottom="0.178cm" fo:padding-left="0.303cm" fo:padding-right="0.303cm"/>
    </style:style>
    <style:style style:name="gr29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995cm" fo:min-width="5.428cm" fo:padding-top="0.165cm" fo:padding-bottom="0.165cm" fo:padding-left="0.29cm" fo:padding-right="0.29cm"/>
      <style:paragraph-properties style:writing-mode="lr-tb"/>
    </style:style>
    <style:style style:name="gr30" style:family="graphic" style:parent-style-name="standard">
      <style:graphic-properties draw:stroke="none" svg:stroke-width="0.081cm" svg:stroke-color="#1c1c1c" draw:marker-start-width="0.321cm" draw:marker-end-width="0.321cm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-color="#ffb66c"/>
      <style:paragraph-properties fo:text-align="start"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fffff"/>
      <style:paragraph-properties fo:text-align="center" style:writing-mode="lr-tb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none" draw:fill-color="#ffffff"/>
      <style:text-properties fo:font-weight="bold" style:font-weight-asian="bold" style:font-weight-complex="bold"/>
    </style:style>
    <style:style style:name="P11" style:family="paragraph">
      <loext:graphic-properties draw:fill="solid" draw:fill-color="#ffffff"/>
      <style:text-properties fo:font-weight="bold" style:font-weight-asian="bold" style:font-weight-complex="bold"/>
    </style:style>
    <style:style style:name="P12" style:family="paragraph">
      <loext:graphic-properties draw:fill-color="#808080"/>
      <style:paragraph-properties fo:text-align="center"/>
    </style:style>
    <style:style style:name="P13" style:family="paragraph">
      <loext:graphic-properties draw:fill-color="#dddddd"/>
      <style:paragraph-properties fo:text-align="center"/>
    </style:style>
    <style:style style:name="P14" style:family="paragraph">
      <style:paragraph-properties fo:text-align="center"/>
      <style:text-properties fo:font-size="16pt"/>
    </style:style>
    <style:style style:name="P15" style:family="paragraph">
      <loext:graphic-properties draw:fill-color="#808080"/>
      <style:paragraph-properties fo:text-align="center"/>
      <style:text-properties fo:font-size="16pt"/>
    </style:style>
    <style:style style:name="P16" style:family="paragraph">
      <style:paragraph-properties fo:text-align="center"/>
      <style:text-properties fo:font-size="14pt"/>
    </style:style>
    <style:style style:name="P17" style:family="paragraph">
      <loext:graphic-properties draw:fill-color="#dddddd"/>
      <style:paragraph-properties fo:text-align="center"/>
      <style:text-properties fo:font-size="14pt"/>
    </style:style>
    <style:style style:name="P18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19" style:family="paragraph">
      <style:paragraph-properties fo:text-align="center"/>
      <style:text-properties fo:font-size="8pt" style:font-size-asian="8pt" style:font-size-complex="8pt"/>
    </style:style>
    <style:style style:name="P20" style:family="paragraph">
      <loext:graphic-properties draw:fill-color="#ffffff"/>
      <style:paragraph-properties fo:text-align="center"/>
      <style:text-properties fo:font-size="8pt" style:font-size-asian="8pt" style:font-size-complex="8pt"/>
    </style:style>
    <style:style style:name="P21" style:family="paragraph">
      <loext:graphic-properties draw:fill="solid" draw:fill-color="#1c1c1c"/>
      <style:paragraph-properties fo:text-align="center"/>
    </style:style>
    <style:style style:name="P22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23" style:family="paragraph">
      <style:paragraph-properties fo:text-align="start"/>
    </style:style>
    <style:style style:name="P24" style:family="paragraph">
      <loext:graphic-properties draw:fill-color="#ffffff"/>
      <style:paragraph-properties fo:text-align="start"/>
    </style:style>
    <style:style style:name="P25" style:family="paragraph">
      <style:paragraph-properties fo:text-align="center"/>
      <style:text-properties fo:font-size="26pt"/>
    </style:style>
    <style:style style:name="P26" style:family="paragraph">
      <loext:graphic-properties draw:fill-color="#ffffff"/>
      <style:paragraph-properties fo:text-align="center"/>
      <style:text-properties fo:font-size="26pt" fo:font-weight="bold" style:font-weight-asian="bold" style:font-weight-complex="bold"/>
    </style:style>
    <style:style style:name="P27" style:family="paragraph">
      <loext:graphic-properties draw:fill="none" draw:fill-color="#ffffff"/>
    </style:style>
    <style:style style:name="P28" style:family="paragraph">
      <style:paragraph-properties fo:text-align="end"/>
    </style:style>
    <style:style style:name="P29" style:family="paragraph">
      <loext:graphic-properties draw:fill="none" draw:fill-color="#ffffff"/>
      <style:paragraph-properties fo:text-align="end"/>
    </style:style>
    <style:style style:name="P30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19.828cm" svg:height="5.461cm" svg:x="0.862cm" svg:y="2.524cm">
          <text:p text:style-name="P1">Recording (video/audio)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4.064cm" svg:height="1.905cm" svg:x="1.243cm" svg:y="3.903cm">
          <text:p text:style-name="P3">Present</text:p>
          <text:p text:style-name="P3">Objectiv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" draw:id="id2" draw:layer="layout" svg:width="4.064cm" svg:height="1.905cm" svg:x="6.244cm" svg:y="3.903cm">
          <text:p text:style-name="P3">Introductory</text:p>
          <text:p text:style-name="P3">Quest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3" draw:id="id3" draw:layer="layout" svg:width="4.064cm" svg:height="1.905cm" svg:x="11.245cm" svg:y="3.903cm">
          <text:p text:style-name="P3">Main</text:p>
          <text:p text:style-name="P3">Quest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4" draw:id="id4" draw:layer="layout" svg:width="4.064cm" svg:height="1.905cm" svg:x="16.246cm" svg:y="3.903cm">
          <text:p text:style-name="P3">Summarize</text:p>
          <text:p text:style-name="P3">Finding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draw:type="line" svg:x1="5.307cm" svg:y1="4.855cm" svg:x2="6.244cm" svg:y2="4.855cm" draw:start-shape="id1" draw:start-glue-point="1" draw:end-shape="id2" draw:end-glue-point="3" svg:d="M5307 4855h937" svg:viewBox="0 0 938 1">
          <text:p/>
        </draw:connector>
        <draw:connector draw:style-name="gr3" draw:text-style-name="P5" draw:layer="layout" draw:type="line" svg:x1="10.308cm" svg:y1="4.855cm" svg:x2="11.245cm" svg:y2="4.855cm" draw:start-shape="id2" draw:start-glue-point="1" draw:end-shape="id3" draw:end-glue-point="3" svg:d="M10308 4855h937" svg:viewBox="0 0 938 1">
          <text:p/>
        </draw:connector>
        <draw:connector draw:style-name="gr3" draw:text-style-name="P5" draw:layer="layout" draw:type="line" svg:x1="15.309cm" svg:y1="4.855cm" svg:x2="16.246cm" svg:y2="4.855cm" draw:start-shape="id3" draw:start-glue-point="1" draw:end-shape="id4" draw:end-glue-point="3" svg:d="M15309 4855h937" svg:viewBox="0 0 938 1">
          <text:p/>
        </draw:connector>
        <draw:custom-shape draw:style-name="gr4" draw:text-style-name="P4" xml:id="id6" draw:id="id6" draw:layer="layout" svg:width="4.064cm" svg:height="1.905cm" svg:x="8.744cm" svg:y="8.903cm">
          <text:p text:style-name="P3">Session</text:p>
          <text:p text:style-name="P3">Record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10.776cm" svg:y1="7.985cm" svg:x2="10.776cm" svg:y2="8.903cm" draw:start-shape="id5" draw:start-glue-point="2" draw:end-shape="id6" draw:end-glue-point="0" svg:d="M10776 7985v918" svg:viewBox="0 0 1 919">
          <text:p/>
        </draw:connector>
        <draw:custom-shape draw:style-name="gr6" draw:text-style-name="P4" xml:id="id9" draw:id="id9" draw:layer="layout" svg:width="4.064cm" svg:height="1.905cm" svg:x="13.745cm" svg:y="8.903cm">
          <draw:glue-point draw:id="4" svg:x="-5.1cm" svg:y="5.217cm"/>
          <text:p text:style-name="P3">Transcribed</text:p>
          <text:p text:style-name="P3">Record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7" draw:id="id7" draw:layer="layout" svg:width="4.064cm" svg:height="1.905cm" svg:x="8.745cm" svg:y="11.903cm">
          <draw:glue-point draw:id="4" svg:x="4.692cm" svg:y="-4.23cm"/>
          <text:p text:style-name="P3">Transcription</text:p>
          <draw:enhanced-geometry svg:viewBox="0 0 21600 21600" draw:path-stretchpoint-x="10800" draw:path-stretchpoint-y="10800" draw:text-areas="?f3 ?f4 ?f5 ?f6" draw:type="round-rectangle" draw:modifiers="6040.29380902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8" draw:id="id8" draw:layer="layout" svg:width="4.064cm" svg:height="1.905cm" svg:x="13.746cm" svg:y="11.903cm">
          <text:p text:style-name="P3">Analysis</text:p>
          <draw:enhanced-geometry svg:viewBox="0 0 21600 21600" draw:path-stretchpoint-x="10800" draw:path-stretchpoint-y="10800" draw:text-areas="?f3 ?f4 ?f5 ?f6" draw:type="round-rectangle" draw:modifiers="4929.695697796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" svg:x1="10.776cm" svg:y1="10.808cm" svg:x2="10.777cm" svg:y2="11.903cm" draw:start-shape="id6" draw:start-glue-point="2" draw:end-shape="id7" draw:end-glue-point="0" svg:d="M10776 10808l1 1095" svg:viewBox="0 0 2 1096">
          <text:p/>
        </draw:connector>
        <draw:connector draw:style-name="gr5" draw:text-style-name="P6" draw:layer="layout" draw:type="line" svg:x1="12.809cm" svg:y1="12.855cm" svg:x2="13.746cm" svg:y2="12.855cm" draw:start-shape="id7" draw:start-glue-point="1" draw:end-shape="id8" draw:end-glue-point="3" svg:d="M12809 12855h937" svg:viewBox="0 0 938 1">
          <text:p/>
        </draw:connector>
        <draw:connector draw:style-name="gr5" draw:text-style-name="P6" draw:layer="layout" draw:type="line" svg:x1="15.777cm" svg:y1="10.808cm" svg:x2="15.778cm" svg:y2="11.903cm" draw:start-shape="id9" draw:start-glue-point="2" draw:end-shape="id8" draw:end-glue-point="0" svg:d="M15777 10808l1 1095" svg:viewBox="0 0 2 1096">
          <text:p/>
        </draw:connector>
        <draw:connector draw:style-name="gr5" draw:text-style-name="P6" draw:layer="layout" draw:type="line" svg:x1="12.683cm" svg:y1="12.05cm" svg:x2="13.745cm" svg:y2="10.808cm" draw:start-shape="id7" draw:start-glue-point="4" draw:end-shape="id9" draw:end-glue-point="4" svg:d="M12683 12050l1062-1242" svg:viewBox="0 0 1063 1243">
          <text:p/>
        </draw:connector>
        <draw:line draw:style-name="gr5" draw:text-style-name="P6" draw:layer="layout" svg:x1="1.254cm" svg:y1="6.461cm" svg:x2="10.271cm" svg:y2="6.461cm">
          <text:p/>
        </draw:line>
        <draw:line draw:style-name="gr5" draw:text-style-name="P6" draw:layer="layout" svg:x1="16.254cm" svg:y1="6.461cm" svg:x2="20.331cm" svg:y2="6.461cm">
          <text:p/>
        </draw:line>
        <draw:frame draw:style-name="gr7" draw:text-style-name="P7" draw:layer="layout" svg:width="3.868cm" svg:height="0.806cm" svg:x="16.321cm" svg:y="6.669cm">
          <draw:text-box>
            <text:p><text:span text:style-name="T1">Elicit </text:span><text:span text:style-name="T1">Feedback</text:span></text:p>
          </draw:text-box>
        </draw:frame>
        <draw:frame draw:style-name="gr8" draw:text-style-name="P7" draw:layer="layout" svg:width="2.843cm" svg:height="0.806cm" svg:x="4.321cm" svg:y="6.669cm">
          <draw:text-box>
            <text:p><text:span text:style-name="T1">Build Trust</text:span></text:p>
          </draw:text-box>
        </draw:frame>
      </draw:page>
      <draw:page draw:name="page2" draw:style-name="dp1" draw:master-page-name="Default">
        <draw:custom-shape draw:style-name="gr9" draw:text-style-name="P9" xml:id="id14" draw:id="id14" draw:layer="layout" svg:width="3.937cm" svg:height="1.778cm" svg:x="5.794cm" svg:y="1.81cm">
          <draw:glue-point draw:id="4" svg:x="2.743cm" svg:y="5cm"/>
          <draw:glue-point draw:id="5" svg:x="-2.74cm" svg:y="5cm"/>
          <text:p text:style-name="P8">Policy<text:line-break/>implication</text:p>
          <draw:enhanced-geometry svg:viewBox="0 0 21600 21600" draw:type="rectangle" draw:enhanced-path="M 0 0 L 21600 0 21600 21600 0 21600 0 0 Z N"/>
        </draw:custom-shape>
        <draw:custom-shape draw:style-name="gr9" draw:text-style-name="P9" xml:id="id16" draw:id="id16" draw:layer="layout" svg:width="3.937cm" svg:height="1.778cm" svg:x="16.794cm" svg:y="1.81cm">
          <draw:glue-point draw:id="4" svg:x="-2.616cm" svg:y="5cm"/>
          <draw:glue-point draw:id="5" svg:x="2.545cm" svg:y="5cm"/>
          <text:p text:style-name="P8">Rival policy<text:line-break/>implication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3.937cm" svg:height="0.921cm" svg:x="5.794cm" svg:y="0.667cm">
          <text:p text:style-name="P8">theory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3.937cm" svg:height="0.921cm" svg:x="16.794cm" svg:y="0.667cm">
          <text:p text:style-name="P8">rival theory</text:p>
          <draw:enhanced-geometry svg:viewBox="0 0 21600 21600" draw:type="rectangle" draw:enhanced-path="M 0 0 L 21600 0 21600 21600 0 21600 0 0 Z N"/>
        </draw:custom-shape>
        <draw:custom-shape draw:style-name="gr9" draw:text-style-name="P9" xml:id="id15" draw:id="id15" draw:layer="layout" svg:width="3.937cm" svg:height="1.778cm" svg:x="11.394cm" svg:y="6.81cm">
          <draw:glue-point draw:id="4" svg:x="4.003cm" svg:y="-5.005cm"/>
          <draw:glue-point draw:id="5" svg:x="-4.061cm" svg:y="-5.005cm"/>
          <text:p text:style-name="P8">case study<text:line-break/>findings</text:p>
          <draw:enhanced-geometry svg:viewBox="0 0 21600 21600" draw:type="rectangle" draw:enhanced-path="M 0 0 L 21600 0 21600 21600 0 21600 0 0 Z N"/>
        </draw:custom-shape>
        <draw:custom-shape draw:style-name="gr9" draw:text-style-name="P9" xml:id="id13" draw:id="id13" draw:layer="layout" svg:width="3.937cm" svg:height="1.778cm" svg:x="19.394cm" svg:y="6.81cm">
          <draw:glue-point draw:id="4" svg:x="-3.736cm" svg:y="-5.005cm"/>
          <draw:glue-point draw:id="5" svg:x="3.683cm" svg:y="-5.005cm"/>
          <text:p text:style-name="P8">experimental<text:line-break/>findings</text:p>
          <draw:enhanced-geometry svg:viewBox="0 0 21600 21600" draw:type="rectangle" draw:enhanced-path="M 0 0 L 21600 0 21600 21600 0 21600 0 0 Z N"/>
        </draw:custom-shape>
        <draw:custom-shape draw:style-name="gr11" draw:text-style-name="P9" xml:id="id11" draw:id="id11" draw:layer="layout" svg:width="4.331cm" svg:height="1.778cm" svg:x="3cm" svg:y="6.81cm">
          <draw:glue-point draw:id="4" svg:x="-3.825cm" svg:y="-5.005cm"/>
          <draw:glue-point draw:id="5" svg:x="3.798cm" svg:y="-5.005cm"/>
          <text:p text:style-name="P8">population<text:line-break/>characteristics</text:p>
          <draw:enhanced-geometry svg:viewBox="0 0 21600 21600" draw:type="rectangle" draw:enhanced-path="M 0 0 L 21600 0 21600 21600 0 21600 0 0 Z N"/>
        </draw:custom-shape>
        <draw:custom-shape draw:style-name="gr10" draw:text-style-name="P9" xml:id="id10" draw:id="id10" draw:layer="layout" svg:width="3.937cm" svg:height="0.921cm" svg:x="3.197cm" svg:y="10.667cm">
          <text:p text:style-name="P8">sample</text:p>
          <draw:enhanced-geometry svg:viewBox="0 0 21600 21600" draw:type="rectangle" draw:enhanced-path="M 0 0 L 21600 0 21600 21600 0 21600 0 0 Z N"/>
        </draw:custom-shape>
        <draw:custom-shape draw:style-name="gr10" draw:text-style-name="P9" xml:id="id12" draw:id="id12" draw:layer="layout" svg:width="3.937cm" svg:height="0.921cm" svg:x="19.394cm" svg:y="10.667cm">
          <text:p text:style-name="P8">subjects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5.165cm" svg:y1="10.667cm" svg:x2="5.165cm" svg:y2="8.588cm" draw:start-shape="id10" draw:start-glue-point="0" draw:end-shape="id11" draw:end-glue-point="2" svg:d="M5165 10667v-2079" svg:viewBox="0 0 1 2080">
          <text:p/>
        </draw:connector>
        <draw:connector draw:style-name="gr3" draw:text-style-name="P5" draw:layer="layout" svg:x1="21.362cm" svg:y1="10.667cm" svg:x2="21.362cm" svg:y2="8.588cm" draw:start-shape="id12" draw:start-glue-point="0" draw:end-shape="id13" draw:end-glue-point="2" svg:d="M21362 10667v-2079" svg:viewBox="0 0 1 2080">
          <text:p/>
        </draw:connector>
        <draw:connector draw:style-name="gr3" draw:text-style-name="P5" draw:layer="layout" draw:line-skew="-0.849cm" svg:x1="3.509cm" svg:y1="6.81cm" svg:x2="6.684cm" svg:y2="3.588cm" draw:start-shape="id11" draw:start-glue-point="4" draw:end-shape="id14" draw:end-glue-point="5" svg:d="M3509 6810v-2460h3175v-762" svg:viewBox="0 0 3176 3223">
          <text:p/>
        </draw:connector>
        <draw:connector draw:style-name="gr3" draw:text-style-name="P5" draw:layer="layout" draw:line-skew="0.421cm" svg:x1="11.764cm" svg:y1="6.81cm" svg:x2="7.762cm" svg:y2="3.588cm" draw:start-shape="id15" draw:start-glue-point="5" draw:end-shape="id14" draw:end-glue-point="2" svg:d="M11764 6810v-1190h-4002v-2032" svg:viewBox="0 0 4003 3223">
          <text:p/>
        </draw:connector>
        <draw:connector draw:style-name="gr12" draw:text-style-name="P5" draw:layer="layout" draw:line-skew="0.548cm" svg:x1="14.937cm" svg:y1="6.81cm" svg:x2="18.762cm" svg:y2="3.588cm" draw:start-shape="id15" draw:start-glue-point="4" draw:end-shape="id16" draw:end-glue-point="2" svg:d="M14937 6810v-1063h3825v-2159" svg:viewBox="0 0 3826 3223">
          <text:p/>
        </draw:connector>
        <draw:connector draw:style-name="gr12" draw:text-style-name="P5" draw:layer="layout" draw:line-skew="-0.595cm" svg:x1="6.809cm" svg:y1="6.81cm" svg:x2="17.733cm" svg:y2="3.588cm" draw:start-shape="id11" draw:start-glue-point="5" draw:end-shape="id16" draw:end-glue-point="4" svg:d="M6809 6810v-2206h10924v-1016" svg:viewBox="0 0 10925 3223">
          <text:p/>
        </draw:connector>
        <draw:connector draw:style-name="gr3" draw:text-style-name="P5" draw:layer="layout" svg:x1="19.892cm" svg:y1="6.81cm" svg:x2="8.841cm" svg:y2="3.588cm" draw:start-shape="id13" draw:start-glue-point="4" draw:end-shape="id14" draw:end-glue-point="4" svg:d="M19892 6810v-1611h-11051v-1611" svg:viewBox="0 0 11052 3223">
          <text:p/>
        </draw:connector>
        <draw:connector draw:style-name="gr12" draw:text-style-name="P5" draw:layer="layout" draw:line-skew="-0.595cm" svg:x1="22.811cm" svg:y1="6.81cm" svg:x2="19.763cm" svg:y2="3.588cm" draw:start-shape="id13" draw:start-glue-point="5" draw:end-shape="id16" draw:end-glue-point="5" svg:d="M22811 6810v-2206h-3048v-1016" svg:viewBox="0 0 3049 3223">
          <text:p/>
        </draw:connector>
        <draw:frame draw:style-name="gr13" draw:text-style-name="P10" draw:layer="layout" svg:width="3.101cm" svg:height="0.962cm" svg:x="3.581cm" svg:y="5.855cm">
          <draw:text-box>
            <text:p><text:span text:style-name="T2">SURVEY</text:span></text:p>
          </draw:text-box>
        </draw:frame>
        <draw:frame draw:style-name="gr14" draw:text-style-name="P11" draw:layer="layout" svg:width="4.591cm" svg:height="0.962cm" svg:x="11.082cm" svg:y="5.855cm">
          <draw:text-box>
            <text:p><text:span text:style-name="T2">CASE </text:span><text:span text:style-name="T2">STUDY</text:span></text:p>
          </draw:text-box>
        </draw:frame>
        <draw:frame draw:style-name="gr14" draw:text-style-name="P11" draw:layer="layout" svg:width="4.63cm" svg:height="0.962cm" svg:x="19.083cm" svg:y="5.855cm">
          <draw:text-box>
            <text:p><text:span text:style-name="T2">EXPERIM</text:span><text:span text:style-name="T2">ENT</text:span></text:p>
          </draw:text-box>
        </draw:frame>
        <draw:frame draw:style-name="gr13" draw:text-style-name="P10" draw:layer="layout" svg:width="2.551cm" svg:height="1.673cm" svg:x="-0.2cm" svg:y="0.864cm">
          <draw:text-box>
            <text:p><text:span text:style-name="T2">LEVEL</text:span><text:span text:style-name="T2"><text:line-break/></text:span><text:span text:style-name="T2">TWO</text:span></text:p>
          </draw:text-box>
        </draw:frame>
        <draw:frame draw:style-name="gr13" draw:text-style-name="P10" draw:layer="layout" svg:width="2.551cm" svg:height="1.673cm" svg:x="-0.199cm" svg:y="8.765cm">
          <draw:text-box>
            <text:p><text:span text:style-name="T2">LEVEL</text:span><text:span text:style-name="T2"><text:line-break/></text:span><text:span text:style-name="T2">ONE</text:span></text:p>
          </draw:text-box>
        </draw:frame>
        <draw:custom-shape draw:style-name="gr15" draw:text-style-name="P12" draw:layer="layout" svg:width="6.731cm" svg:height="8.128cm" svg:x="5.318cm" svg:y="13.827cm">
          <text:p text:style-name="P8"><text:span text:style-name="T3"/></text:p>
          <text:p text:style-name="P8">CONTEXT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5.969cm" svg:height="6.131cm" svg:x="5.699cm" svg:y="15.396cm">
          <text:p text:style-name="P8"><text:span text:style-name="T3"/></text:p>
          <text:p text:style-name="P8">Case</text:p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3.684cm" svg:height="3.937cm" svg:x="13.318cm" svg:y="13.827cm">
          <text:p text:style-name="P14">CONTEXT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3.268cm" svg:height="2.841cm" svg:x="13.526cm" svg:y="14.716cm">
          <text:p text:style-name="P16">Case</text:p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3.684cm" svg:height="3.937cm" svg:x="17.318cm" svg:y="13.827cm">
          <text:p text:style-name="P14">CONTEXT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3.268cm" svg:height="2.841cm" svg:x="17.526cm" svg:y="14.716cm">
          <text:p text:style-name="P16">Case</text:p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3.684cm" svg:height="3.937cm" svg:x="13.318cm" svg:y="18.027cm">
          <text:p text:style-name="P14">CONTEXT</text:p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3.268cm" svg:height="2.85cm" svg:x="13.526cm" svg:y="18.907cm">
          <text:p text:style-name="P16">Case</text:p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3.684cm" svg:height="3.937cm" svg:x="17.318cm" svg:y="18.027cm">
          <text:p text:style-name="P14">CONTEXT</text:p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3.268cm" svg:height="2.85cm" svg:x="17.526cm" svg:y="18.907cm">
          <text:p text:style-name="P16">Case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6.731cm" svg:height="8.128cm" svg:x="5.318cm" svg:y="22.827cm">
          <text:p text:style-name="P8"><text:span text:style-name="T3"/></text:p>
          <text:p text:style-name="P8">CONTEXT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5.969cm" svg:height="6.131cm" svg:x="5.699cm" svg:y="24.396cm">
          <text:p text:style-name="P8"><text:span text:style-name="T3"/></text:p>
          <text:p text:style-name="P8">Case</text:p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3.684cm" svg:height="3.937cm" svg:x="13.318cm" svg:y="22.827cm">
          <text:p text:style-name="P14">CONTEXT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3.268cm" svg:height="2.841cm" svg:x="13.526cm" svg:y="23.716cm">
          <text:p text:style-name="P16">Case</text:p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3.684cm" svg:height="3.937cm" svg:x="17.318cm" svg:y="22.827cm">
          <text:p text:style-name="P14">CONTEXT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3.268cm" svg:height="2.841cm" svg:x="17.526cm" svg:y="23.716cm">
          <text:p text:style-name="P16">Case</text:p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3.684cm" svg:height="3.937cm" svg:x="13.318cm" svg:y="27.027cm">
          <text:p text:style-name="P14">CONTEXT</text:p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3.268cm" svg:height="2.85cm" svg:x="13.526cm" svg:y="27.907cm">
          <text:p text:style-name="P16">Case</text:p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3.684cm" svg:height="3.937cm" svg:x="17.318cm" svg:y="27.027cm">
          <text:p text:style-name="P14">CONTEXT</text:p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3.268cm" svg:height="2.85cm" svg:x="17.526cm" svg:y="27.907cm">
          <text:p text:style-name="P16">Case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3.302cm" svg:height="1.778cm" svg:x="5.953cm" svg:y="26.019cm">
          <text:p text:style-name="P8"><text:span text:style-name="T1">Embedded</text:span><text:span text:style-name="T1"><text:line-break/></text:span><text:span text:style-name="T1">Unit of</text:span><text:span text:style-name="T1"><text:line-break/></text:span><text:span text:style-name="T1">Analysis 1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3.302cm" svg:height="1.778cm" svg:x="8.153cm" svg:y="28.019cm">
          <text:p text:style-name="P8"><text:span text:style-name="T1">Embedded</text:span><text:span text:style-name="T1"><text:line-break/></text:span><text:span text:style-name="T1">Unit of</text:span><text:span text:style-name="T1"><text:line-break/></text:span><text:span text:style-name="T1">Analysis 2</text:span></text:p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1.82cm" svg:height="0.965cm" svg:x="13.653cm" svg:y="24.419cm">
          <text:p text:style-name="P19">Embedded<text:line-break/>Unit of<text:line-break/>Analysis 1</text:p>
          <draw:enhanced-geometry svg:viewBox="0 0 21600 21600" draw:type="rectangle" draw:enhanced-path="M 0 0 L 21600 0 21600 21600 0 21600 0 0 Z N"/>
        </draw:custom-shape>
        <draw:custom-shape draw:style-name="gr22" draw:text-style-name="P20" draw:layer="layout" svg:width="1.82cm" svg:height="1.016cm" svg:x="14.866cm" svg:y="25.384cm">
          <text:p text:style-name="P19">Embedded<text:line-break/>Unit of<text:line-break/>Analysis 2</text:p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1.82cm" svg:height="0.965cm" svg:x="17.654cm" svg:y="24.419cm">
          <text:p text:style-name="P19">Embedded<text:line-break/>Unit of<text:line-break/>Analysis 1</text:p>
          <draw:enhanced-geometry svg:viewBox="0 0 21600 21600" draw:type="rectangle" draw:enhanced-path="M 0 0 L 21600 0 21600 21600 0 21600 0 0 Z N"/>
        </draw:custom-shape>
        <draw:custom-shape draw:style-name="gr22" draw:text-style-name="P20" draw:layer="layout" svg:width="1.82cm" svg:height="1.016cm" svg:x="18.867cm" svg:y="25.384cm">
          <text:p text:style-name="P19">Embedded<text:line-break/>Unit of<text:line-break/>Analysis 2</text:p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1.82cm" svg:height="0.965cm" svg:x="13.653cm" svg:y="28.619cm">
          <text:p text:style-name="P19">Embedded<text:line-break/>Unit of<text:line-break/>Analysis 1</text:p>
          <draw:enhanced-geometry svg:viewBox="0 0 21600 21600" draw:type="rectangle" draw:enhanced-path="M 0 0 L 21600 0 21600 21600 0 21600 0 0 Z N"/>
        </draw:custom-shape>
        <draw:custom-shape draw:style-name="gr22" draw:text-style-name="P20" draw:layer="layout" svg:width="1.82cm" svg:height="1.016cm" svg:x="14.866cm" svg:y="29.584cm">
          <text:p text:style-name="P19">Embedded<text:line-break/>Unit of<text:line-break/>Analysis 2</text:p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1.82cm" svg:height="0.965cm" svg:x="17.654cm" svg:y="28.619cm">
          <text:p text:style-name="P19">Embedded<text:line-break/>Unit of<text:line-break/>Analysis 1</text:p>
          <draw:enhanced-geometry svg:viewBox="0 0 21600 21600" draw:type="rectangle" draw:enhanced-path="M 0 0 L 21600 0 21600 21600 0 21600 0 0 Z N"/>
        </draw:custom-shape>
        <draw:custom-shape draw:style-name="gr22" draw:text-style-name="P20" draw:layer="layout" svg:width="1.82cm" svg:height="1.016cm" svg:x="18.867cm" svg:y="29.584cm">
          <text:p text:style-name="P19">Embedded<text:line-break/>Unit of<text:line-break/>Analysis 2</text:p>
          <draw:enhanced-geometry svg:viewBox="0 0 21600 21600" draw:type="rectangle" draw:enhanced-path="M 0 0 L 21600 0 21600 21600 0 21600 0 0 Z N"/>
        </draw:custom-shape>
        <draw:line draw:style-name="gr23" draw:text-style-name="P21" draw:layer="layout" svg:x1="12.684cm" svg:y1="13.192cm" svg:x2="12.684cm" svg:y2="31.734cm">
          <text:p/>
        </draw:line>
        <draw:line draw:style-name="gr23" draw:text-style-name="P21" draw:layer="layout" svg:x1="1.254cm" svg:y1="22.463cm" svg:x2="21.193cm" svg:y2="22.463cm">
          <text:p/>
        </draw:line>
        <draw:frame draw:style-name="gr13" draw:text-style-name="P22" draw:layer="layout" svg:width="3.216cm" svg:height="3.806cm" svg:x="1.416cm" svg:y="16.24cm">
          <draw:text-box>
            <text:p text:style-name="P8"><text:span text:style-name="T2">Holisitic</text:span><text:span text:style-name="T2"><text:line-break/></text:span><text:span text:style-name="T2"/></text:p>
            <text:p text:style-name="P8"><text:span text:style-name="T2">(single-</text:span><text:span text:style-name="T2"><text:line-break/></text:span><text:span text:style-name="T2">unit of</text:span><text:span text:style-name="T2"><text:line-break/></text:span><text:span text:style-name="T2">analysis)</text:span></text:p>
          </draw:text-box>
        </draw:frame>
        <draw:frame draw:style-name="gr13" draw:text-style-name="P22" draw:layer="layout" svg:width="3.749cm" svg:height="3.806cm" svg:x="1.116cm" svg:y="25.24cm">
          <draw:text-box>
            <text:p text:style-name="P8"><text:span text:style-name="T2">Embedde</text:span><text:span text:style-name="T2">d</text:span><text:span text:style-name="T2"><text:line-break/></text:span><text:span text:style-name="T2"/></text:p>
            <text:p text:style-name="P8"><text:span text:style-name="T2">(multiple</text:span><text:span text:style-name="T2"><text:line-break/></text:span><text:span text:style-name="T2">unit of</text:span><text:span text:style-name="T2"><text:line-break/></text:span><text:span text:style-name="T2">analysis)</text:span></text:p>
          </draw:text-box>
        </draw:frame>
        <draw:frame draw:style-name="gr13" draw:text-style-name="P10" draw:layer="layout" svg:width="6.606cm" svg:height="0.962cm" svg:x="5.407cm" svg:y="12.811cm">
          <draw:text-box>
            <text:p><text:span text:style-name="T2">Single-</text:span><text:span text:style-name="T2">case </text:span><text:span text:style-name="T2">designs</text:span></text:p>
          </draw:text-box>
        </draw:frame>
        <draw:frame draw:style-name="gr13" draw:text-style-name="P10" draw:layer="layout" svg:width="7.102cm" svg:height="0.962cm" svg:x="13.607cm" svg:y="12.811cm">
          <draw:text-box>
            <text:p><text:span text:style-name="T2">Multiple-</text:span><text:span text:style-name="T2">case </text:span><text:span text:style-name="T2">designs</text:span></text:p>
          </draw:text-box>
        </draw:frame>
      </draw:page>
      <draw:page draw:name="page3" draw:style-name="dp1" draw:master-page-name="Default">
        <draw:custom-shape draw:style-name="gr24" draw:text-style-name="P9" xml:id="id30" draw:id="id30" draw:layer="layout" svg:width="3.302cm" svg:height="2.032cm" svg:x="1.108cm" svg:y="13.319cm">
          <text:p text:style-name="P8">Develop</text:p>
          <text:p text:style-name="P8">theory</text:p>
          <draw:enhanced-geometry svg:viewBox="0 0 21600 21600" draw:type="rectangle" draw:enhanced-path="M 0 0 L 21600 0 21600 21600 0 21600 0 0 Z N"/>
        </draw:custom-shape>
        <draw:custom-shape draw:style-name="gr25" draw:text-style-name="P24" xml:id="id29" draw:id="id29" draw:layer="layout" svg:width="3.89cm" svg:height="2.445cm" svg:x="5.708cm" svg:y="15.319cm">
          <text:p text:style-name="P23">Design data<text:line-break/>collection<text:line-break/>protoco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9" xml:id="id27" draw:id="id27" draw:layer="layout" svg:width="3.89cm" svg:height="2.445cm" svg:x="5.708cm" svg:y="10.919cm">
          <text:p text:style-name="P8">Select<text:line-break/>cas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4" xml:id="id25" draw:id="id25" draw:layer="layout" svg:width="3.89cm" svg:height="2.445cm" svg:x="12.108cm" svg:y="12.919cm">
          <draw:glue-point draw:id="4" svg:x="4.969cm" svg:y="-2.323cm"/>
          <text:p text:style-name="P23">Conduct 2<text:span text:style-name="T4">nd</text:span><text:line-break/>case stud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4" xml:id="id24" draw:id="id24" draw:layer="layout" svg:width="3.89cm" svg:height="2.445cm" svg:x="12.108cm" svg:y="6.919cm">
          <draw:glue-point draw:id="4" svg:x="4.969cm" svg:y="-2.715cm"/>
          <text:p text:style-name="P23">Conduct 1<text:span text:style-name="T4">st</text:span><text:line-break/>case stud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4" xml:id="id26" draw:id="id26" draw:layer="layout" svg:width="3.89cm" svg:height="2.445cm" svg:x="12.108cm" svg:y="19.019cm">
          <draw:glue-point draw:id="4" svg:x="4.969cm" svg:y="-2.339cm"/>
          <text:p text:style-name="P23">Conduct<text:line-break/>remaining<text:line-break/>case studi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4" xml:id="id22" draw:id="id22" draw:layer="layout" svg:width="3.89cm" svg:height="2.445cm" svg:x="18.108cm" svg:y="12.919cm">
          <text:p text:style-name="P23">Write<text:line-break/>individual<text:line-break/>case repor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4" xml:id="id23" draw:id="id23" draw:layer="layout" svg:width="3.89cm" svg:height="2.445cm" svg:x="18.108cm" svg:y="6.919cm">
          <text:p text:style-name="P23">Write<text:line-break/>individual<text:line-break/>case repor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4" xml:id="id21" draw:id="id21" draw:layer="layout" svg:width="3.89cm" svg:height="2.445cm" svg:x="18.108cm" svg:y="19.019cm">
          <text:p text:style-name="P23">Write<text:line-break/>individual<text:line-break/>case repor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4" xml:id="id17" draw:id="id17" draw:layer="layout" svg:width="5.207cm" svg:height="1.651cm" svg:x="24.368cm" svg:y="6.969cm">
          <text:p text:style-name="P23">Draw cross-case<text:line-break/>conclusions</text:p>
          <draw:enhanced-geometry svg:viewBox="0 0 21600 21600" draw:type="rectangle" draw:enhanced-path="M 0 0 L 21600 0 21600 21600 0 21600 0 0 Z N"/>
        </draw:custom-shape>
        <draw:custom-shape draw:style-name="gr26" draw:text-style-name="P9" xml:id="id18" draw:id="id18" draw:layer="layout" svg:width="5.207cm" svg:height="1.651cm" svg:x="24.368cm" svg:y="10.969cm">
          <text:p text:style-name="P8">Modify theory</text:p>
          <draw:enhanced-geometry svg:viewBox="0 0 21600 21600" draw:type="rectangle" draw:enhanced-path="M 0 0 L 21600 0 21600 21600 0 21600 0 0 Z N"/>
        </draw:custom-shape>
        <draw:custom-shape draw:style-name="gr26" draw:text-style-name="P24" xml:id="id19" draw:id="id19" draw:layer="layout" svg:width="5.207cm" svg:height="1.651cm" svg:x="24.368cm" svg:y="14.969cm">
          <text:p text:style-name="P23">Develop policy<text:line-break/>implications</text:p>
          <draw:enhanced-geometry svg:viewBox="0 0 21600 21600" draw:type="rectangle" draw:enhanced-path="M 0 0 L 21600 0 21600 21600 0 21600 0 0 Z N"/>
        </draw:custom-shape>
        <draw:custom-shape draw:style-name="gr26" draw:text-style-name="P24" xml:id="id20" draw:id="id20" draw:layer="layout" svg:width="5.207cm" svg:height="1.651cm" svg:x="24.368cm" svg:y="18.969cm">
          <text:p text:style-name="P23">Write cross-case<text:line-break/>report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26.971cm" svg:y1="8.62cm" svg:x2="26.971cm" svg:y2="10.969cm" draw:start-shape="id17" draw:start-glue-point="2" draw:end-shape="id18" draw:end-glue-point="0" svg:d="M26971 8620v2349" svg:viewBox="0 0 1 2350">
          <text:p/>
        </draw:connector>
        <draw:connector draw:style-name="gr3" draw:text-style-name="P5" draw:layer="layout" svg:x1="26.971cm" svg:y1="12.62cm" svg:x2="26.971cm" svg:y2="14.969cm" draw:start-shape="id18" draw:start-glue-point="2" draw:end-shape="id19" draw:end-glue-point="0" svg:d="M26971 12620v2349" svg:viewBox="0 0 1 2350">
          <text:p/>
        </draw:connector>
        <draw:connector draw:style-name="gr3" draw:text-style-name="P5" draw:layer="layout" svg:x1="26.971cm" svg:y1="16.62cm" svg:x2="26.971cm" svg:y2="18.969cm" draw:start-shape="id19" draw:start-glue-point="2" draw:end-shape="id20" draw:end-glue-point="0" svg:d="M26971 16620v2349" svg:viewBox="0 0 1 2350">
          <text:p/>
        </draw:connector>
        <draw:connector draw:style-name="gr3" draw:text-style-name="P5" draw:layer="layout" svg:x1="21.998cm" svg:y1="20.241cm" svg:x2="24.368cm" svg:y2="7.794cm" draw:start-shape="id21" draw:start-glue-point="1" draw:end-shape="id17" draw:end-glue-point="3" svg:d="M21998 20241h1185v-12447h1185" svg:viewBox="0 0 2371 12448">
          <text:p/>
        </draw:connector>
        <draw:connector draw:style-name="gr3" draw:text-style-name="P5" draw:layer="layout" svg:x1="21.998cm" svg:y1="14.141cm" svg:x2="24.368cm" svg:y2="7.794cm" draw:start-shape="id22" draw:start-glue-point="1" draw:end-shape="id17" draw:end-glue-point="3" svg:d="M21998 14141h1185v-6347h1185" svg:viewBox="0 0 2371 6348">
          <text:p/>
        </draw:connector>
        <draw:connector draw:style-name="gr3" draw:text-style-name="P5" draw:layer="layout" svg:x1="21.998cm" svg:y1="8.141cm" svg:x2="24.368cm" svg:y2="7.794cm" draw:start-shape="id23" draw:start-glue-point="1" draw:end-shape="id17" draw:end-glue-point="3" svg:d="M21998 8141h1185v-347h1185" svg:viewBox="0 0 2371 348">
          <text:p/>
        </draw:connector>
        <draw:connector draw:style-name="gr3" draw:text-style-name="P5" draw:layer="layout" svg:x1="15.998cm" svg:y1="8.141cm" svg:x2="18.108cm" svg:y2="8.141cm" draw:start-shape="id24" draw:start-glue-point="1" draw:end-shape="id23" draw:end-glue-point="3" svg:d="M15998 8141h2110" svg:viewBox="0 0 2111 1">
          <text:p/>
        </draw:connector>
        <draw:connector draw:style-name="gr3" draw:text-style-name="P5" draw:layer="layout" svg:x1="15.998cm" svg:y1="14.141cm" svg:x2="18.108cm" svg:y2="14.141cm" draw:start-shape="id25" draw:start-glue-point="1" draw:end-shape="id22" draw:end-glue-point="3" svg:d="M15998 14141h2110" svg:viewBox="0 0 2111 1">
          <text:p/>
        </draw:connector>
        <draw:connector draw:style-name="gr3" draw:text-style-name="P5" draw:layer="layout" svg:x1="15.998cm" svg:y1="20.241cm" svg:x2="18.108cm" svg:y2="20.241cm" draw:start-shape="id26" draw:start-glue-point="1" draw:end-shape="id21" draw:end-glue-point="3" svg:d="M15998 20241h2110" svg:viewBox="0 0 2111 1">
          <text:p/>
        </draw:connector>
        <draw:connector draw:style-name="gr27" draw:text-style-name="P5" xml:id="id28" draw:id="id28" draw:layer="layout" draw:line-skew="-0.32cm" svg:x1="12.108cm" svg:y1="8.141cm" svg:x2="12.108cm" svg:y2="20.241cm" draw:start-shape="id24" draw:start-glue-point="3" draw:end-shape="id26" draw:end-glue-point="3" svg:d="M12108 8141h-861v12100h861" svg:viewBox="0 0 862 12101">
          <text:p/>
        </draw:connector>
        <draw:connector draw:style-name="gr27" draw:text-style-name="P5" draw:layer="layout" draw:line-skew="-0.32cm" svg:x1="12.108cm" svg:y1="14.141cm" svg:x2="12.108cm" svg:y2="8.141cm" draw:start-shape="id25" draw:start-glue-point="3" draw:end-shape="id24" draw:end-glue-point="3" svg:d="M12108 14141h-861v-6000h861" svg:viewBox="0 0 862 6001">
          <text:p/>
        </draw:connector>
        <draw:connector draw:style-name="gr3" draw:text-style-name="P5" draw:layer="layout" svg:x1="9.598cm" svg:y1="12.141cm" svg:x2="11.247cm" svg:y2="14.191cm" draw:start-shape="id27" draw:start-glue-point="1" draw:end-shape="id28" draw:end-glue-point="0" svg:d="M9598 12141h825v2050h824" svg:viewBox="0 0 1650 2051">
          <text:p/>
        </draw:connector>
        <draw:connector draw:style-name="gr3" draw:text-style-name="P5" draw:layer="layout" svg:x1="9.598cm" svg:y1="16.541cm" svg:x2="11.247cm" svg:y2="14.191cm" draw:start-shape="id29" draw:start-glue-point="1" draw:end-shape="id28" draw:end-glue-point="0" svg:d="M9598 16541h825v-2350h824" svg:viewBox="0 0 1650 2351">
          <text:p/>
        </draw:connector>
        <draw:connector draw:style-name="gr3" draw:text-style-name="P5" draw:layer="layout" svg:x1="4.41cm" svg:y1="14.335cm" svg:x2="5.708cm" svg:y2="12.141cm" draw:start-shape="id30" draw:start-glue-point="1" draw:end-shape="id27" draw:end-glue-point="3" svg:d="M4410 14335h649v-2194h649" svg:viewBox="0 0 1299 2195">
          <text:p/>
        </draw:connector>
        <draw:connector draw:style-name="gr3" draw:text-style-name="P5" draw:layer="layout" svg:x1="4.41cm" svg:y1="14.335cm" svg:x2="5.708cm" svg:y2="16.541cm" draw:start-shape="id30" draw:start-glue-point="1" draw:end-shape="id29" draw:end-glue-point="3" svg:d="M4410 14335h649v2206h649" svg:viewBox="0 0 1299 2207">
          <text:p/>
        </draw:connector>
        <draw:connector draw:style-name="gr12" draw:text-style-name="P5" draw:layer="layout" draw:line-skew="0.63cm -6.738cm" svg:x1="15.985cm" svg:y1="19.67cm" svg:x2="2.759cm" svg:y2="13.319cm" draw:start-shape="id26" draw:start-glue-point="4" draw:end-shape="id30" draw:end-glue-point="0" svg:d="M15985 19670h1184v-13630h-14410v7279" svg:viewBox="0 0 14411 13631">
          <text:p/>
        </draw:connector>
        <draw:connector draw:style-name="gr12" draw:text-style-name="P5" draw:layer="layout" draw:line-skew="0.63cm -6.337cm" svg:x1="15.985cm" svg:y1="13.574cm" svg:x2="2.759cm" svg:y2="13.319cm" draw:start-shape="id25" draw:start-glue-point="4" draw:end-shape="id30" draw:end-glue-point="0" svg:d="M15985 13574h1184v-7534h-14410v7279" svg:viewBox="0 0 14411 7535">
          <text:p/>
        </draw:connector>
        <draw:connector draw:style-name="gr12" draw:text-style-name="P5" draw:layer="layout" draw:line-skew="0.63cm -5.261cm" svg:x1="15.985cm" svg:y1="7.478cm" svg:x2="2.759cm" svg:y2="13.319cm" draw:start-shape="id24" draw:start-glue-point="4" draw:end-shape="id30" draw:end-glue-point="0" svg:d="M15985 7478h1184v-1398h-14410v7239" svg:viewBox="0 0 14411 7240">
          <text:p/>
        </draw:connector>
        <draw:line draw:style-name="gr28" draw:text-style-name="P6" draw:layer="layout" svg:x1="1cm" svg:y1="5.048cm" svg:x2="10.271cm" svg:y2="5.048cm">
          <text:p/>
        </draw:line>
        <draw:line draw:style-name="gr28" draw:text-style-name="P6" draw:layer="layout" svg:x1="10.701cm" svg:y1="5.048cm" svg:x2="22.463cm" svg:y2="5.048cm">
          <text:p/>
        </draw:line>
        <draw:line draw:style-name="gr28" draw:text-style-name="P6" draw:layer="layout" svg:x1="23.201cm" svg:y1="5.048cm" svg:x2="29.702cm" svg:y2="5.048cm">
          <text:p/>
        </draw:line>
        <draw:frame draw:style-name="gr13" draw:text-style-name="P10" draw:layer="layout" svg:width="6.077cm" svg:height="0.962cm" svg:x="2.597cm" svg:y="3.905cm">
          <draw:text-box>
            <text:p><text:span text:style-name="T2">DEFINE </text:span><text:span text:style-name="T2">&amp; </text:span><text:span text:style-name="T2">DESIGN</text:span></text:p>
          </draw:text-box>
        </draw:frame>
        <draw:frame draw:style-name="gr13" draw:text-style-name="P10" draw:layer="layout" svg:width="10.709cm" svg:height="0.962cm" svg:x="11.298cm" svg:y="3.905cm">
          <draw:text-box>
            <text:p><text:span text:style-name="T2">PREPAR</text:span><text:span text:style-name="T2">E, </text:span><text:span text:style-name="T2">COLLEC</text:span><text:span text:style-name="T2">T, &amp; </text:span><text:span text:style-name="T2">ANALYZ</text:span><text:span text:style-name="T2">E</text:span></text:p>
          </draw:text-box>
        </draw:frame>
        <draw:frame draw:style-name="gr13" draw:text-style-name="P10" draw:layer="layout" svg:width="4.096cm" svg:height="1.673cm" svg:x="24.398cm" svg:y="3.105cm">
          <draw:text-box>
            <text:p><text:span text:style-name="T2">ANALYZ</text:span><text:span text:style-name="T2">E &amp;</text:span></text:p>
            <text:p><text:span text:style-name="T2">CONCLU</text:span><text:span text:style-name="T2">DE</text:span></text:p>
          </draw:text-box>
        </draw:frame>
      </draw:page>
      <draw:page draw:name="page4" draw:style-name="dp1" draw:master-page-name="Default">
        <draw:custom-shape draw:style-name="gr29" draw:text-style-name="P26" xml:id="id32" draw:id="id32" draw:layer="layout" svg:width="8.382cm" svg:height="3.175cm" svg:x="6.699cm" svg:y="5.033cm">
          <text:p text:style-name="P25"><text:span text:style-name="T2">FA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27" xml:id="id31" draw:id="id31" draw:layer="layout" svg:width="3.707cm" svg:height="0.962cm" svg:x="4.429cm" svg:y="1.969cm">
          <draw:text-box>
            <text:p>Documents</text:p>
          </draw:text-box>
        </draw:frame>
        <draw:frame draw:style-name="gr30" draw:text-style-name="P27" xml:id="id33" draw:id="id33" draw:layer="layout" svg:width="5.29cm" svg:height="0.962cm" svg:x="13.53cm" svg:y="1.969cm">
          <draw:text-box>
            <text:p>Archival Records</text:p>
          </draw:text-box>
        </draw:frame>
        <draw:frame draw:style-name="gr30" draw:text-style-name="P27" xml:id="id34" draw:id="id34" draw:layer="layout" svg:width="4.02cm" svg:height="1.673cm" svg:x="17.23cm" svg:y="5.784cm">
          <draw:text-box>
            <text:p>Open-ended<text:line-break/>Interviews</text:p>
          </draw:text-box>
        </draw:frame>
        <draw:frame draw:style-name="gr30" draw:text-style-name="P29" xml:id="id37" draw:id="id37" draw:layer="layout" svg:width="6.805cm" svg:height="1.673cm" svg:x="-2.37cm" svg:y="5.784cm">
          <draw:text-box>
            <text:p text:style-name="P28">Observations<text:line-break/>(direct and participant)</text:p>
          </draw:text-box>
        </draw:frame>
        <draw:frame draw:style-name="gr30" draw:text-style-name="P30" xml:id="id36" draw:id="id36" draw:layer="layout" svg:width="6.458cm" svg:height="1.673cm" svg:x="2.413cm" svg:y="10.24cm">
          <draw:text-box>
            <text:p text:style-name="P8">Structured Interviews<text:line-break/>and Surveys</text:p>
          </draw:text-box>
        </draw:frame>
        <draw:frame draw:style-name="gr30" draw:text-style-name="P27" xml:id="id35" draw:id="id35" draw:layer="layout" svg:width="5.26cm" svg:height="0.962cm" svg:x="13.114cm" svg:y="10.494cm">
          <draw:text-box>
            <text:p>Focus Interviews</text:p>
          </draw:text-box>
        </draw:frame>
        <draw:connector draw:style-name="gr5" draw:text-style-name="P6" draw:layer="layout" draw:type="line" svg:x1="6.282cm" svg:y1="2.931cm" svg:x2="7.926cm" svg:y2="5.498cm" draw:start-shape="id31" draw:start-glue-point="2" draw:end-shape="id32" draw:end-glue-point="5" svg:d="M6282 2931l1644 2567" svg:viewBox="0 0 1645 2568">
          <text:p/>
        </draw:connector>
        <draw:connector draw:style-name="gr5" draw:text-style-name="P6" draw:layer="layout" draw:type="line" svg:x1="16.175cm" svg:y1="2.931cm" svg:x2="13.854cm" svg:y2="5.498cm" draw:start-shape="id33" draw:start-glue-point="2" draw:end-shape="id32" draw:end-glue-point="11" svg:d="M16175 2931l-2321 2567" svg:viewBox="0 0 2322 2568">
          <text:p/>
        </draw:connector>
        <draw:connector draw:style-name="gr5" draw:text-style-name="P6" draw:layer="layout" draw:type="line" svg:x1="17.23cm" svg:y1="6.62cm" svg:x2="15.081cm" svg:y2="6.621cm" draw:start-shape="id34" draw:start-glue-point="3" draw:end-shape="id32" draw:end-glue-point="10" svg:d="M17230 6620l-2149 1" svg:viewBox="0 0 2150 2">
          <text:p/>
        </draw:connector>
        <draw:connector draw:style-name="gr5" draw:text-style-name="P6" draw:layer="layout" draw:type="line" svg:x1="15.744cm" svg:y1="10.494cm" svg:x2="13.854cm" svg:y2="7.743cm" draw:start-shape="id35" draw:start-glue-point="0" draw:end-shape="id32" draw:end-glue-point="9" svg:d="M15744 10494l-1890-2751" svg:viewBox="0 0 1891 2752">
          <text:p/>
        </draw:connector>
        <draw:connector draw:style-name="gr5" draw:text-style-name="P6" draw:layer="layout" draw:type="line" svg:x1="5.642cm" svg:y1="10.24cm" svg:x2="7.926cm" svg:y2="7.743cm" draw:start-shape="id36" draw:start-glue-point="0" draw:end-shape="id32" draw:end-glue-point="7" svg:d="M5642 10240l2284-2497" svg:viewBox="0 0 2285 2498">
          <text:p/>
        </draw:connector>
        <draw:connector draw:style-name="gr5" draw:text-style-name="P6" draw:layer="layout" draw:type="line" svg:x1="4.435cm" svg:y1="6.62cm" svg:x2="6.699cm" svg:y2="6.621cm" draw:start-shape="id37" draw:start-glue-point="1" draw:end-shape="id32" draw:end-glue-point="6" svg:d="M4435 6620l2264 1" svg:viewBox="0 0 2265 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7T07:29:53.450460116</meta:creation-date>
    <meta:generator>LibreOffice/6.4.5.2$Linux_X86_64 LibreOffice_project/40$Build-2</meta:generator>
    <dc:date>2020-09-09T09:52:09.602620957</dc:date>
    <meta:editing-duration>PT5H6M41S</meta:editing-duration>
    <meta:editing-cycles>2</meta:editing-cycles>
    <meta:document-statistic meta:object-count="129"/>
  </office:meta>
</office:document-meta>
</file>